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MARGO HUANQUI ALEX REYNALDO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ATOS DEL VALL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T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CA</text:span></text:p>
      <text:p text:style-name="P6"/>
      <text:p text:style-name="P6">Recojo: <text:span text:style-name="T3">SERNA BRAVO, ALEJANDRO OMA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3:01:0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